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45a3" officeooo:paragraph-rsid="001e45a3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normal" officeooo:rsid="00216fc4" officeooo:paragraph-rsid="00216fc4" style:font-size-asian="11.3500003814697pt" style:font-weight-asian="normal" style:font-size-complex="13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f95d7" officeooo:paragraph-rsid="001f95d7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16fc4" officeooo:paragraph-rsid="00216fc4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23d45" officeooo:paragraph-rsid="00223d45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16fc4" officeooo:paragraph-rsid="00216fc4" style:font-size-asian="11.3500003814697pt" style:font-weight-asian="bold" style:font-size-complex="13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23d45" officeooo:paragraph-rsid="00223d45" style:font-size-asian="11.3500003814697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16fc4" officeooo:paragraph-rsid="00216fc4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weight="normal" officeooo:rsid="00216fc4" officeooo:paragraph-rsid="00216fc4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wise Operators</text:p>
      <text:p text:style-name="P1"/>
      <text:p text:style-name="P4">Bits:</text:p>
      <text:p text:style-name="P6"><text:span text:style-name="T1">Num número em binário, cada dígito corresponde a um </text:span><text:span text:style-name="T2">bit</text:span><text:span text:style-name="T4">.</text:span></text:p>
      <text:p text:style-name="P6"><text:span text:style-name="T4"/></text:p>
      <text:p text:style-name="P4"><text:span text:style-name="T3"/></text:p>
      <text:p text:style-name="P4"><text:span text:style-name="T3">Representar Números Naturais como 32-bit:</text:span></text:p>
      <text:p text:style-name="P6"><text:span text:style-name="T3">Números Positivos (n):</text:span><text:span text:style-name="T4"> Convertemos para binário.</text:span></text:p>
      <text:p text:style-name="P6"><text:span text:style-name="T3">Números Negativos (-n):</text:span></text:p>
      <text:list xml:id="list74032608" text:style-name="L1">
        <text:list-item>
          <text:p text:style-name="P9"><text:span text:style-name="T3">Convertemos n para binário.</text:span></text:p>
        </text:list-item>
        <text:list-item>
          <text:p text:style-name="P9"><text:span text:style-name="T3">Invertemos os bits (1’s complement).</text:span></text:p>
        </text:list-item>
        <text:list-item>
          <text:p text:style-name="P9"><text:span text:style-name="T3">Somamos 1 (2’s complement).</text:span></text:p>
        </text:list-item>
      </text:list>
      <text:p text:style-name="P2"><text:span text:style-name="T3">Se o número ocupar mais de 32 bits, ignoramos todos os bits da esquerda para a direita até ao 32º.</text:span></text:p>
      <text:p text:style-name="P8"><text:span text:style-name="T3"/></text:p>
      <text:p text:style-name="P8"><text:span text:style-name="T3"/></text:p>
      <text:p text:style-name="P5"><text:span text:style-name="T3">Operadores:</text:span></text:p>
      <text:p text:style-name="P7"><text:span text:style-name="T3">AND (&amp;):</text:span><text:span text:style-name="T4"> Para cada bit, o resultado é 1 apenas se ambos os bits forem 1: 1010 &amp; 1100 = 1000</text:span></text:p>
      <text:p text:style-name="P7"><text:span text:style-name="T3">OR (|):</text:span><text:span text:style-name="T4"> Para cada bit, o resultado é 1 se pelo menos um bit for 1: 0101 | 0110 = 0111</text:span></text:p>
      <text:p text:style-name="P7"><text:span text:style-name="T3">XOR(^):</text:span><text:span text:style-name="T4"> Para cada bit, o resultado é 1 apenas se os bits forem diferentes: 0101 ^ 0110 = 0011</text:span></text:p>
      <text:p text:style-name="P7"><text:span text:style-name="T3">NOT(~):</text:span><text:span text:style-name="T4"> Para cada bit, inverte o bit: ~1010 =0101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1:59:48.780000000</meta:creation-date>
    <meta:generator>LibreOffice/6.0.7.3$Windows_X86_64 LibreOffice_project/dc89aa7a9eabfd848af146d5086077aeed2ae4a5</meta:generator>
    <meta:editing-duration>PT17M27S</meta:editing-duration>
    <meta:editing-cycles>4</meta:editing-cycles>
    <dc:title>Base</dc:title>
    <dc:date>2020-10-07T22:17:17.031000000</dc:date>
    <meta:document-statistic meta:table-count="0" meta:image-count="0" meta:object-count="0" meta:page-count="1" meta:paragraph-count="15" meta:word-count="134" meta:character-count="710" meta:non-whitespace-character-count="594"/>
    <meta:template xlink:type="simple" xlink:actuate="onRequest" xlink:title="Base" xlink:href="../../../../../../AppData/Roaming/LibreOffice/4/user/template/Base1.ott" meta:date="2020-10-07T21:59:48.586000000"/>
  </office:meta>
</office:document-meta>
</file>